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Table1" style:family="table">
      <style:table-properties style:width="6.2917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2708in"/>
    </style:style>
    <style:style style:name="Table1.B" style:family="table-column">
      <style:table-column-properties style:column-width="5.0201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background-color="#f3f3f3" fo:padding="0.0694in" fo:border="1pt solid #d9d9d9">
        <style:background-image/>
      </style:table-cell-properties>
    </style:style>
    <style:style style:name="Table1.B1" style:family="table-cell">
      <style:table-cell-properties style:vertical-align="" fo:padding="0.0694in" fo:border="1pt solid #d9d9d9"/>
    </style:style>
    <style:style style:name="Table2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6.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3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6.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4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6.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5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5.A" style:family="table-column">
      <style:table-column-properties style:column-width="6.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6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6.3in"/>
    </style:style>
    <style:style style:name="Table6.1" style:family="table-row">
      <style:table-row-properties style:min-row-height="0.4063in" fo:keep-together="auto"/>
    </style:style>
    <style:style style:name="Table6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7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7.A" style:family="table-column">
      <style:table-column-properties style:column-width="6.3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Table8" style:family="table">
      <style:table-properties style:width="6.3in" fo:margin-left="0in" fo:margin-top="0in" fo:margin-bottom="0in" fo:break-before="auto" fo:break-after="auto" table:align="left" style:writing-mode="lr-tb"/>
    </style:style>
    <style:style style:name="Table8.A" style:family="table-column">
      <style:table-column-properties style:column-width="6.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d9ead3" fo:padding="0.0694in" fo:border="1pt solid #38761d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break-before="auto" fo:break-after="auto" fo:padding="0in" fo:border="none"/>
    </style:style>
    <style:style style:name="P3" style:family="paragraph" style:parent-style-name="Standard">
      <style:paragraph-properties fo:text-align="center" style:justify-single-word="false" fo:break-before="auto" fo:break-after="auto" fo:padding="0in" fo:border="none"/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line-height="100%" fo:break-before="auto" fo:break-after="auto"/>
    </style:style>
    <style:style style:name="P6" style:family="paragraph" style:parent-style-name="Standard">
      <style:paragraph-properties fo:padding="0in" fo:border="none"/>
    </style:style>
    <style:style style:name="P7" style:family="paragraph" style:parent-style-name="Standard" style:list-style-name="WWNum2">
      <style:paragraph-properties fo:margin-left="0.5in" fo:margin-right="0in" fo:line-height="100%" fo:text-indent="-0.25in" style:auto-text-indent="false" fo:break-before="auto" fo:break-after="auto"/>
    </style:style>
    <style:style style:name="P8" style:family="paragraph" style:parent-style-name="Standard" style:list-style-name="WWNum1">
      <style:paragraph-properties fo:margin-left="0.5in" fo:margin-right="0in" fo:line-height="100%" fo:text-indent="-0.25in" style:auto-text-indent="false" fo:break-before="auto" fo:break-after="auto"/>
    </style:style>
    <style:style style:name="P9" style:family="paragraph" style:parent-style-name="Standard" style:list-style-name="WWNum2">
      <style:paragraph-properties fo:margin-left="1in" fo:margin-right="0in" fo:line-height="100%" fo:text-indent="-0.25in" style:auto-text-indent="false" fo:break-before="auto" fo:break-after="auto"/>
    </style:style>
    <style:style style:name="P10" style:family="paragraph" style:parent-style-name="Standard" style:list-style-name="WWNum1">
      <style:paragraph-properties fo:margin-left="1in" fo:margin-right="0in" fo:line-height="100%" fo:text-indent="-0.25in" style:auto-text-indent="false" fo:break-before="auto" fo:break-after="auto"/>
    </style:style>
    <style:style style:name="P11" style:family="paragraph" style:parent-style-name="Standard">
      <style:paragraph-properties fo:margin-left="0in" fo:margin-right="0in" fo:line-height="100%" fo:text-indent="0in" style:auto-text-indent="false" fo:break-before="auto" fo:break-after="auto"/>
    </style:style>
    <style:style style:name="P12" style:family="paragraph" style:parent-style-name="Heading_20_1">
      <style:paragraph-properties fo:break-before="auto" fo:break-after="auto" fo:padding="0in" fo:border="none"/>
    </style:style>
    <style:style style:name="P13" style:family="paragraph" style:parent-style-name="Heading_20_1">
      <style:paragraph-properties fo:break-before="auto" fo:break-after="auto"/>
    </style:style>
    <style:style style:name="P14" style:family="paragraph" style:parent-style-name="Heading_20_2">
      <style:paragraph-properties fo:margin-top="0in" fo:margin-bottom="0in" loext:contextual-spacing="false" fo:line-height="100%"/>
    </style:style>
    <style:style style:name="P15" style:family="paragraph" style:parent-style-name="Title">
      <style:paragraph-properties fo:text-align="center" style:justify-single-word="false" fo:break-before="auto" fo:break-after="auto" fo:padding="0in" fo:border="none"/>
    </style:style>
    <style:style style:name="P16" style:family="paragraph" style:parent-style-name="Subtitle" style:master-page-name="Standard">
      <style:paragraph-properties fo:text-align="center" style:justify-single-word="false" style:page-number="1" fo:break-before="auto" fo:break-after="auto" fo:padding="0in" fo:border="none"/>
    </style:style>
    <style:style style:name="P17" style:family="paragraph">
      <loext:graphic-properties draw:fill="solid" draw:fill-color="#a0a0a0"/>
      <style:paragraph-properties fo:text-align="center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amtfbt42gs2z"/><text:bookmark text:name="7yeqdhv1cmtq"/>實作學習單</text:p>
      <text:p text:style-name="P15"><text:bookmark text:name="_tkyt2bcz84xj"/>文本探勘之比較預測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學生姓名與學號</text:p>
          </table:table-cell>
          <table:table-cell table:style-name="Table1.B1" office:value-type="string">
            <text:p text:style-name="Standard"/>
          </table:table-cell>
        </table:table-row>
      </table:table>
      <text:p text:style-name="P2"/>
      <text:p text:style-name="P2"><draw:rect text:anchor-type="as-char" style:rel-width="100%" draw:z-index="0" draw:style-name="gr1" draw:text-style-name="P17" svg:width="0.0012in" svg:height="0.0213in"><text:p/></draw:rect></text:p>
      <text:p text:style-name="P12"><text:bookmark text:name="_plvooxxod70r"/>1. 資料集描述：</text:p>
      <text:p text:style-name="P4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4"><text:bookmark text:name="_drsddjoclhjf"/>1-1. 請描述資料集的資訊：</text:p>
            <text:p text:style-name="P1"/>
            <text:p text:style-name="P1">請整理成類似「<text:a xlink:type="simple" xlink:href="https://docs.google.com/document/d/e/2PACX-1vTCjKtVFIUvcFernmNJmPs7zdghl_10qkkYOaD-xKXBM5FtSo67DF5hzUpZdhC5D4PmaX2C0SRRzh0Y/pub" text:style-name="ListLabel_20_19" text:visited-style-name="ListLabel_20_19"><text:span text:style-name="T1">鐵達尼號逃生資料集</text:span></text:a>」的形式。需有資料來源、簡介、資料筆數、屬性 (含名稱、資料類型、定義、類別或數值的單位、缺失值筆數)、目標屬性、資料預處理流程</text:p>
          </table:table-cell>
        </table:table-row>
      </table:table>
      <text:p text:style-name="P5"/>
      <text:p text:style-name="P4"><draw:rect text:anchor-type="as-char" style:rel-width="100%" draw:z-index="1" draw:style-name="gr1" draw:text-style-name="P17" svg:width="0.0012in" svg:height="0.0213in"><text:p/></draw:rect></text:p>
      <text:p text:style-name="P4"/>
      <text:p text:style-name="P13"><text:bookmark text:name="_n8oiwkczub67"/>2. 文字向量化處理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4"><text:bookmark text:name="_8x76oqpdb6on"/>2-1. 請參考課程內容，將您蒐集的文件進行文字向量化處理。若後續步驟有需要回頭重新進行文字向量化的話，請以最後一次文字向量化的設定為主。</text:p>
            <text:p text:style-name="P1"/>
            <text:p text:style-name="P1">完成後，請回答以下問題：</text:p>
          </table:table-cell>
        </table:table-row>
      </table:table>
      <text:p text:style-name="P5"/>
      <text:list xml:id="list2064032336" text:style-name="WWNum2">
        <text:list-item>
          <text:p text:style-name="P7">請問您選用的分解方式是？(提示：英文：空格; 中文：n-gram / 字典法)：</text:p>
        </text:list-item>
        <text:list-item>
          <text:p text:style-name="P7">請問您選用了哪些轉換方式？</text:p>
          <text:list>
            <text:list-item>
              <text:p text:style-name="P9">翻譯？</text:p>
            </text:list-item>
            <text:list-item>
              <text:p text:style-name="P9">英文大寫轉小寫轉換？</text:p>
            </text:list-item>
            <text:list-item>
              <text:p text:style-name="P9">英文詞幹化？</text:p>
            </text:list-item>
            <text:list-item>
              <text:p text:style-name="P9">中文繁簡轉換？</text:p>
            </text:list-item>
            <text:list-item>
              <text:p text:style-name="P9">主題詞表轉換? 你將那些詞做了對應轉換呢？</text:p>
            </text:list-item>
          </text:list>
        </text:list-item>
        <text:list-item>
          <text:p text:style-name="P7">請問您選用了那些移除方式？</text:p>
          <text:list>
            <text:list-item>
              <text:p text:style-name="P9">移除英文或其他語言？</text:p>
            </text:list-item>
            <text:list-item>
              <text:p text:style-name="P9">移除數字？</text:p>
            </text:list-item>
            <text:list-item>
              <text:p text:style-name="P9">移除HTML？</text:p>
            </text:list-item>
          </text:list>
        </text:list-item>
        <text:list-item>
          <text:p text:style-name="P7">請問您選用的向量化模型是？(提示：詞袋 / 詞頻 / TF-IDF / one-hot)：</text:p>
        </text:list-item>
        <text:list-item>
          <text:p text:style-name="P7">在文字向量化處理完成後，請問屬性的數量是？</text:p>
        </text:list-item>
      </text:list>
      <text:p text:style-name="P5"/>
      <text:p text:style-name="P4"/>
      <text:p text:style-name="P4"><draw:rect text:anchor-type="as-char" style:rel-width="100%" draw:z-index="2" draw:style-name="gr1" draw:text-style-name="P17" svg:width="0.0012in" svg:height="0.0213in"><text:p/></draw:rect></text:p>
      <text:p text:style-name="P4"/>
      <text:p text:style-name="P13"><text:bookmark text:name="_7mu0bz72ia94"/>3. 文本探勘之比較</text:p>
      <text:p text:style-name="P4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4"><text:bookmark text:name="_qy1kzvq2os"/>3-1. 請對所有目標值(Target value)進行Hot Spot熱點分析，並列出不同目標值的前10個字詞。</text:p>
          </table:table-cell>
        </table:table-row>
      </table:table>
      <text:p text:style-name="P5"/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4"><text:bookmark text:name="_oc1mxbepyfe3"/>3-2. 您覺得其中值得注意的字詞為何？為什麼您覺得這個詞值得您注意？</text:p>
          </table:table-cell>
        </table:table-row>
      </table:table>
      <text:p text:style-name="P5"/>
      <text:p text:style-name="P5"/>
      <text:p text:style-name="P5"><draw:rect text:anchor-type="as-char" style:rel-width="100%" draw:z-index="3" draw:style-name="gr1" draw:text-style-name="P17" svg:width="0.0012in" svg:height="0.0213in"><text:p/></draw:rect></text:p>
      <text:p text:style-name="P5"/>
      <text:p text:style-name="P13"><text:bookmark text:name="_7r9xwcqkfv7k"/>4. 文本探勘之比較</text:p>
      <text:p text:style-name="P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4"><text:bookmark text:name="_o8uvnhngvtva"/>4-1. 請建立能夠判斷目標屬性的分類器，並回答以下問題。</text:p>
          </table:table-cell>
        </table:table-row>
      </table:table>
      <text:p text:style-name="P5"/>
      <text:list xml:id="list751628408" text:style-name="WWNum1">
        <text:list-item>
          <text:p text:style-name="P8">請問您使用的分類器是？(提示：J48決策樹)</text:p>
        </text:list-item>
        <text:list-item>
          <text:p text:style-name="P8">請問分類模型的評估中</text:p>
          <text:list>
            <text:list-item>
              <text:p text:style-name="P10">正確率是？</text:p>
            </text:list-item>
            <text:list-item>
              <text:p text:style-name="P10">各個目標值的F度量是？ <text:s text:c="16"/></text:p>
            </text:list-item>
          </text:list>
        </text:list-item>
      </text:list>
      <text:p text:style-name="P11"/>
      <text:p text:style-name="P4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4"><text:bookmark text:name="_ldy51qa27hcn"/>4-2. 您覺得這個分類模型準確嗎？或是有其他可以改善的地方嗎？請寫下您的想法</text:p>
          </table:table-cell>
        </table:table-row>
      </table:table>
      <text:p text:style-name="P5"><text:soft-page-break/></text:p>
      <text:p text:style-name="P4"/>
      <text:p text:style-name="P4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bookmark text:name="_gbfbe5v54s3j"/>4-3. 如果分類模型準確的話，您覺得可以把它用在什麼地方呢？請試著描述一下可能的應用情景</text:p>
          </table:table-cell>
        </table:table-row>
      </table:table>
      <text:p text:style-name="P5"/>
      <text:p text:style-name="P4"/>
      <text:p text:style-name="P13"><text:bookmark text:name="_ja9thx7mlak8"/>(<text:a xlink:type="simple" xlink:href="#7yeqdhv1cmtq" text:style-name="ListLabel_20_19" text:visited-style-name="ListLabel_20_19"><text:span text:style-name="T1">跳到頁首</text:span></text:a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6pt" fo:font-weight="bold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39in" fo:margin-bottom="0in" loext:contextual-spacing="false" fo:line-height="100%" fo:keep-together="auto" fo:orphans="0" fo:widows="0" fo:break-before="auto" fo:break-after="auto" fo:keep-with-next="auto"/>
      <style:text-properties style:font-name="Times New Roman" fo:font-family="'Times New Roman'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uto" fo:orphans="0" fo:widows="0" fo:break-before="auto" fo:break-after="auto" fo:keep-with-next="auto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break-before="auto" fo:break-after="auto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false" fo:line-height="100%" fo:break-before="auto" fo:break-after="auto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139in" loext:contextual-spacing="false" fo:line-height="100%" fo:break-before="auto" fo:break-after="auto"/>
      <style:text-properties fo:color="#666666"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 style:font-name-complex="Times New Roman1" style:font-family-complex="'Times New Roman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 fo:break-before="auto" fo:break-after="auto" fo:padding="0in" fo:border="none"/>
    </style:style>
    <style:page-layout style:name="Mpm1">
      <style:page-layout-properties fo:page-width="8.2681in" fo:page-height="11.6929in" style:num-format="1" style:print-orientation="portrait" fo:margin-top="0.9839in" fo:margin-bottom="0.5in" fo:margin-left="0.9839in" fo:margin-right="0.9839in" fo:background-color="#ffffff" style:writing-mode="lr-tb" style:layout-grid-color="#c0c0c0" style:layout-grid-lines="2470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839in" fo:margin-left="0in" fo:margin-right="0in" fo:margin-top="0.4445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8" meta:image-count="0" meta:object-count="0" meta:page-count="2" meta:paragraph-count="39" meta:word-count="628" meta:character-count="735" meta:non-whitespace-character-count="692"/>
    <meta:generator>LibreOfficeDev/6.0.5.2$Linux_X86_64 LibreOffice_project/</meta:generator>
  </office:meta>
</office:document-meta>
</file>